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000000420201C114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102cm" fo:min-width="0.669cm"/>
    </style:style>
    <style:style style:name="gr3" style:family="graphic" style:parent-style-name="standard">
      <style:graphic-properties draw:stroke="solid" svg:stroke-width="0.102cm" draw:marker-start-width="0.352cm" draw:marker-end-width="0.352cm" draw:textarea-horizontal-align="justify" draw:textarea-vertical-align="middle" draw:auto-grow-height="false" fo:min-height="1.102cm" fo:min-width="0.669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Fine_20_Dotted" svg:stroke-width="0.102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25.35cm" svg:x="1.604cm" svg:y="1.812cm">
          <draw:image xlink:href="Pictures/100000000000033000000420201C1144.jpg" xlink:type="simple" xlink:show="embed" xlink:actuate="onLoad">
            <text:p/>
          </draw:image>
        </draw:frame>
        <draw:custom-shape draw:style-name="gr2" draw:text-style-name="P1" xml:id="id2" draw:id="id2" draw:layer="layout" svg:width="1.651cm" svg:height="1.912cm" svg:x="5.064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651cm" svg:height="1.912cm" svg:x="14.97cm" svg:y="11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1.651cm" svg:height="1.912cm" svg:x="0.873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651cm" svg:height="1.912cm" svg:x="19.669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524cm" svg:y1="12.116cm" svg:x2="5.064cm" svg:y2="11.989cm" draw:start-shape="id1" draw:start-glue-point="10" draw:end-shape="id2" draw:end-glue-point="6" svg:d="M2524 12116l2540-127" svg:viewBox="0 0 2541 128">
          <text:p/>
        </draw:connector>
        <draw:connector draw:style-name="gr4" draw:text-style-name="P1" draw:layer="layout" draw:type="line" svg:x1="16.621cm" svg:y1="11.982cm" svg:x2="19.669cm" svg:y2="11.989cm" draw:start-shape="id3" draw:start-glue-point="10" draw:end-shape="id4" draw:end-glue-point="6" svg:d="M16621 11982l3048 7" svg:viewBox="0 0 3049 8">
          <text:p/>
        </draw:connector>
        <draw:line draw:style-name="gr5" draw:text-style-name="P1" draw:layer="layout" svg:x1="6.715cm" svg:y1="12.049cm" svg:x2="9.89cm" svg:y2="12.049cm">
          <text:p/>
        </draw:line>
        <draw:line draw:style-name="gr5" draw:text-style-name="P1" draw:layer="layout" svg:x1="11.414cm" svg:y1="11.922cm" svg:x2="14.843cm" svg:y2="11.92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1-07T13:01:45.805062341</dc:date>
    <meta:editing-duration>PT10S</meta:editing-duration>
    <meta:editing-cycles>1</meta:editing-cycles>
    <meta:document-statistic meta:object-count="9"/>
    <meta:generator>LibreOffice/4.3.4.1$Linux_X86_64 LibreOffice_project/430m0$Build-1</meta:generator>
  </office:meta>
</office:document-meta>
</file>